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Week 1 exercise 1</text:p>
      <text:p text:style-name="Normal"/>
      <text:p text:style-name="Normal"># In the Viewer tab:</text:p>
      <text:p text:style-name="Normal"># Press "Source" to run your code.</text:p>
      <text:p text:style-name="Normal"># Press "Run tests" to run local tests, that won't award any points but may help you to check your solutions.</text:p>
      <text:p text:style-name="Normal"># Press "Submit to server" to submit your code and to run the tests that award points.</text:p>
      <text:p text:style-name="Normal"># You can re-submit your code as many times you want in order to get any missing points.</text:p>
      <text:p text:style-name="Normal"># a)</text:p>
      <text:p text:style-name="Normal">a &lt;- 120+17^2</text:p>
      <text:p text:style-name="Normal"># b)</text:p>
      <text:p text:style-name="Normal">b &lt;- c(1:50) # 1:50 is the sequence from 1 to 5 by steps of 1</text:p>
      <text:p text:style-name="Normal"># c)</text:p>
      <text:p text:style-name="Normal">c1 &lt;- sqrt(a)/b</text:p>
      <text:p text:style-name="Normal"># d)</text:p>
      <text:p text:style-name="Normal">d &lt;- cos(exp(c1))</text:p>
      <text:p text:style-name="Normal"># e)</text:p>
      <text:p text:style-name="Normal">e1 &lt;- sum(subset(d, d&gt;0))</text:p>
      <text:p text:style-name="Normal"/>
      <text:p text:style-name="Normal"># ------------------------------------------------------------------</text:p>
      <text:p text:style-name="Normal"># Week 1 exercise 2</text:p>
      <text:p text:style-name="Normal"/>
      <text:p text:style-name="Normal"># a)</text:p>
      <text:p text:style-name="Normal">X &lt;- matrix(c(2,1,1,9,0,1/6,-3,-5,2), nrow=3, ncol=3, byrow=TRUE)</text:p>
      <text:p text:style-name="Normal">Y &lt;- matrix(c(4,0,0,0,4,0,0,0,4), nrow=3, ncol=3, byrow=TRUE)</text:p>
      <text:p text:style-name="Normal">Z &lt;- X%*%Y</text:p>
      <text:p text:style-name="Normal"><text:s/># b)</text:p>
      <text:p text:style-name="Normal">temp&lt;- matrix(c(1,-2,-2), nrow=3, ncol=1)</text:p>
      <text:p text:style-name="Normal">Z2 &lt;- cbind(Z,temp)</text:p>
      <text:p text:style-name="Normal"># c)</text:p>
      <text:p text:style-name="Normal">temp2&lt;- matrix(c(1,1,1,1), nrow=1, ncol=4)</text:p>
      <text:p text:style-name="Normal">Z3 &lt;- rbind(Z2,temp2)</text:p>
      <text:soft-page-break/>
      <text:p text:style-name="Normal"># d)</text:p>
      <text:p text:style-name="Normal">#library(matlib)</text:p>
      <text:p text:style-name="Normal">#tZ3 &lt;- t(Z3)</text:p>
      <text:p text:style-name="Normal">#invtZ3 &lt;- (inv(tZ3))</text:p>
      <text:p text:style-name="Normal">invtZ3 &lt;- solve(t(Z3))</text:p>
      <text:p text:style-name="Normal"># ------------------------------------------------------------------</text:p>
      <text:p text:style-name="Normal"># Week 1 exercise 3</text:p>
      <text:p text:style-name="Normal"/>
      <text:p text:style-name="Normal">M &lt;- matrix(c(-2, -7, -9, 7, -4, -3, -9, -6, -10, -10, 3, -8, -8, 6, -4, -1, -8,</text:p>
      <text:p text:style-name="Normal"><text:s text:c="14"/>-2, -2, -7, 9, -1, -5, -1, 7, -8, -7, -9, -8, -3, -8, 7, -7, -9, 6,</text:p>
      <text:p text:style-name="Normal"><text:s text:c="14"/>-9, 5, -2, 10, -7, 10, -3, 5, -6, -10, -10, 10, 1, 7, -1, -10, 5,</text:p>
      <text:p text:style-name="Normal"><text:s text:c="14"/>-3, -9, -7, 10, -4, -9, -7, 5, -10, 1, 1, -3, -8, 9, 2, 1, -10, -10,</text:p>
      <text:p text:style-name="Normal"><text:s text:c="14"/>-2, -9, -3, -8, -6, -8, -10, -5, 2, -1, -8, -4, -5, -7, 9, -10, -5,</text:p>
      <text:p text:style-name="Normal"><text:s text:c="14"/>-10, -4, 6, -4, 3, -1, -10, 1, -3, -1, -9, 5, -5, -5, -5, -7, 1, -2,</text:p>
      <text:p text:style-name="Normal"><text:s text:c="14"/>1, -4, -1, -4, -1, -9, -5, 9, -1, -10, -1, 6, 9, -2, -1, -8, -9, 10,</text:p>
      <text:p text:style-name="Normal"><text:s text:c="14"/>-10, -9, 10, -2, -2, -10, -4, -8, 4, -6, -4, -5, -1, -10, 1, 9, -7,</text:p>
      <text:p text:style-name="Normal"><text:s text:c="14"/>1, -8, -3, 1, 9, 3, 7, 9, -6, -9, -6, -2, -5, 3, -1, -4, -6, -7, -10,</text:p>
      <text:p text:style-name="Normal"><text:s text:c="14"/>6, 7, -8, -7, -3, -7, -9, -3, -3, 4, -10, 5, -10, 8, -10, 5, -1, 8,</text:p>
      <text:p text:style-name="Normal"><text:s text:c="14"/>-7, 4, -3, 9, -1, -8, -2, -3, -7, 10, 6, -6, -1, -1, -5, -2, -3, 9,</text:p>
      <text:p text:style-name="Normal"><text:s text:c="14"/>10, -3, 6, -9, 7, 3, 1, 5, -7, -2, 2, -6, 10, -1, 10, -2, 4, 9, 2, -1,</text:p>
      <text:p text:style-name="Normal"><text:s text:c="14"/>-10, -5, -2, 2, -10, -7, -10, 4, -10, -5, -6, -8, 7, -3, -1, 6, -4,</text:p>
      <text:p text:style-name="Normal"><text:s text:c="14"/>-10, -2, 4, -2, -9, -9, -8, -8, -1, 3, -8, 9, -3, 9, -9, 4, -2, 9, -10,</text:p>
      <text:p text:style-name="Normal"><text:s text:c="14"/>-8, -7, -6, -1, -7, -1, -3, -6, 2, -7, 6, -10, -6, -10, -8, 9, -8, -3,</text:p>
      <text:p text:style-name="Normal"><text:s text:c="14"/>-9, 10, -1, 10, -2, -2, -1, -2, -5, 5, -7, -6, -6, -7, 9, 1, -8, -9,</text:p>
      <text:p text:style-name="Normal"><text:s text:c="14"/>-7, -6, -6, 8, -6, -7, -5, 4, -8, -3, 6, -8, -6, 7, -5, 1, -1, 1, -1,</text:p>
      <text:p text:style-name="Normal"><text:s text:c="14"/>-10, -6, -3, -6, 5, -2, 6, -10, -10, -8, 10, -10, -4, -9, -1, 5, -9,</text:p>
      <text:p text:style-name="Normal"><text:s text:c="14"/>-6, 6, -4, 6, 9, -10, -8, -4, 3, 10, -6, -6, -3, 7, -10, -3, 9, -10,</text:p>
      <text:p text:style-name="Normal"><text:s text:c="14"/>-5, -2, -10, -4, -8, -10, -2, 5, -9, -6, -2, -3, -6, -9, 2, 2, -2, -7,</text:p>
      <text:p text:style-name="Normal"><text:s text:c="14"/>-7, 8, 1, 7, 6, -1, -9, -4, 10, -7, -8, -5, -1, -8, -8, -6, -3, -1, 8,</text:p>
      <text:p text:style-name="Normal"><text:s text:c="14"/>-6, 9, 8, -7, -10, -7, -7, 9, 8, -9, -6, 4, 4, 7, -2, 8, -4, -9, -1, 7,</text:p>
      <text:p text:style-name="Normal"><text:s text:c="14"/>-8, 6, 5, -7, 5, -2, -9, -4, -6, -9, 2, -5, -3, 2, -5, -1, -2, -7, -8,</text:p>
      <text:soft-page-break/>
      <text:p text:style-name="Normal"><text:s text:c="14"/>-9, -3, -3, -3, -5, -8, -3, -4, -9, -7, -3, 9, -5, -9, 5, -5, -5, -9, -9,</text:p>
      <text:p text:style-name="Normal"><text:s text:c="14"/>7, -9, 3, 3, -8, -7, 10, -10, 10, 9, 2, -4, -3, -10, -4, -4, 8, -1, -6,</text:p>
      <text:p text:style-name="Normal"><text:s text:c="14"/>-1, -6, -9, -9, 1, 6, -5, -6, -9, 6, 9, -3, -4, -8, -3, 6, 1, 6, 3, 7, 9,</text:p>
      <text:p text:style-name="Normal"><text:s text:c="14"/>-1, -6, -2, -6, 4, -5, -3, -10, 7, -9, -9, 4, -8, -7, 4, 5, -1, -3, -3,</text:p>
      <text:p text:style-name="Normal"><text:s text:c="14"/>-8, -6, -2, 10, -4), nrow=20)</text:p>
      <text:p text:style-name="Normal"># a)<text:s/></text:p>
      <text:p text:style-name="Normal">M &lt;- replace(M, M&lt;0, NA)</text:p>
      <text:p text:style-name="Normal"># b)</text:p>
      <text:p text:style-name="Normal">n1 &lt;- sum(is.na(M))</text:p>
      <text:p text:style-name="Normal"># ------------------------------------------------------------------</text:p>
      <text:p text:style-name="Normal"># Week 1 exercise 4</text:p>
      <text:p text:style-name="Normal"/>
      <text:p text:style-name="Normal"># a)</text:p>
      <text:p text:style-name="Normal">v1 &lt;- c(seq(8,800,by=8))</text:p>
      <text:p text:style-name="Normal"># b)</text:p>
      <text:p text:style-name="Normal">divisible &lt;- length(subset(v1, v1%%7 == 0 | v1%%9 == 0))</text:p>
      <text:p text:style-name="Normal">n2 &lt;- sum(divisible)</text:p>
      <text:p text:style-name="Normal"># ------------------------------------------------------------------</text:p>
      <text:p text:style-name="Normal"># ------------------------------------------------------------------</text:p>
      <text:p text:style-name="Normal"># Week 1 Voluntary exercises</text:p>
      <text:p text:style-name="Normal"/>
      <text:p text:style-name="Normal"># The exercises in this set are purely voluntary and will NOT AWARD ANY POINTS!</text:p>
      <text:p text:style-name="Normal"># You can solve them for the sake of learning. All the tests can be run locally.</text:p>
      <text:p text:style-name="Normal"># In the Viewer tab:</text:p>
      <text:p text:style-name="Normal"># Press "Source" to run your code.</text:p>
      <text:p text:style-name="Normal"># Press "Run tests" to run local tests and check your solutions.</text:p>
      <text:p text:style-name="Normal"># You don't need to submit "voluntary exercises" to the server.</text:p>
      <text:p text:style-name="Normal"/>
      <text:p text:style-name="Normal"># a)</text:p>
      <text:p text:style-name="Normal">a &lt;- c(1, 2, 3)</text:p>
      <text:p text:style-name="Normal"># b)</text:p>
      <text:soft-page-break/>
      <text:p text:style-name="Normal">b &lt;- a*a</text:p>
      <text:p text:style-name="Normal"># c)</text:p>
      <text:p text:style-name="Normal">A &lt;- matrix(c(1, 4, 7, 2, 5, 8, 3, 6, 9), nrow=3, ncol=3, byrow=TRUE)</text:p>
      <text:p text:style-name="Normal"># d)</text:p>
      <text:p text:style-name="Normal">A2 &lt;- A[,-3]</text:p>
      <text:p text:style-name="Normal"># e)</text:p>
      <text:p text:style-name="Normal">v &lt;- c(1,3,5,7,9,11,13,15,17,19,21)</text:p>
      <text:p text:style-name="Normal"># f)</text:p>
      <text:p text:style-name="Normal">s &lt;- sum(v)</text:p>
      <text:p text:style-name="Normal"># g)</text:p>
      <text:p text:style-name="Normal">v2 &lt;- NULL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owe, Diana A</meta:initial-creator>
    <dc:creator>Crowe, Diana A</dc:creator>
    <meta:creation-date>2020-09-22T07:18:00Z</meta:creation-date>
    <dc:date>2020-09-22T07:24:00Z</dc:date>
    <meta:template xlink:href="Normal.dotm" xlink:type="simple"/>
    <meta:editing-cycles>2</meta:editing-cycles>
    <meta:editing-duration>PT360S</meta:editing-duration>
    <meta:document-statistic meta:page-count="4" meta:paragraph-count="8" meta:word-count="650" meta:character-count="4350" meta:row-count="30" meta:non-whitespace-character-count="3708"/>
  </office:meta>
</office:document-meta>
</file>